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2ffef0"/>
    </style:style>
    <style:style style:name="T5" style:family="text">
      <style:text-properties officeooo:rsid="0031dac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5">4</text:span><text:a xlink:type="simple" xlink:href="https://CODERPROG.COM/ULTIMATE-MYSQL-BOOTCAMP/1de" text:style-name="Internet_20_link" text:visited-style-name="Visited_20_Internet_20_Link"><text:span text:style-name="T5">de</text:span></text:a><text:span text:style-name="T5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7:05:30.492072984</dc:date>
    <meta:editing-duration>PT1H47M3S</meta:editing-duration>
    <meta:editing-cycles>31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6" meta:non-whitespace-character-count="576"/>
  </office:meta>
</office:document-meta>
</file>